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f241c" officeooo:paragraph-rsid="006f241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fee77" officeooo:paragraph-rsid="006fee7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00f86" officeooo:paragraph-rsid="00700f8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00f86" officeooo:paragraph-rsid="0072471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00f86" officeooo:paragraph-rsid="007442b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081cb" officeooo:paragraph-rsid="007081c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2471f" officeooo:paragraph-rsid="0072471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6dc350" officeooo:paragraph-rsid="006dc35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normal" officeooo:rsid="006dc350" officeooo:paragraph-rsid="006dc350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72471f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700f86"/>
    </style:style>
    <style:style style:name="T1" style:family="text">
      <style:text-properties style:text-position="sub 58%"/>
    </style:style>
    <style:style style:name="T2" style:family="text">
      <style:text-properties style:text-position="0% 100%" style:text-underline-style="none" fo:font-weight="normal" officeooo:rsid="0072471f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700f86" style:font-weight-asian="normal" style:font-weight-complex="normal"/>
    </style:style>
    <style:style style:name="T4" style:family="text">
      <style:text-properties officeooo:rsid="006f762b"/>
    </style:style>
    <style:style style:name="T5" style:family="text">
      <style:text-properties officeooo:rsid="007442b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aloalkanes and the ozone layer</text:p>
      <text:p text:style-name="P9"/>
      <text:p text:style-name="P1">CFCs, or chlorofluorocarbons, are haloalkanes.</text:p>
      <text:p text:style-name="P1"/>
      <text:p text:style-name="P1">The most damaging CFCs are CCl<text:span text:style-name="T1">3</text:span>F and CCl<text:span text:style-name="T1">2</text:span>F<text:span text:style-name="T1">2</text:span>, <text:span text:style-name="T4">As they contain no hydrogens.</text:span></text:p>
      <text:p text:style-name="P1"/>
      <text:p text:style-name="P1"/>
      <text:p text:style-name="P1"/>
      <text:p text:style-name="P2">The ozone layer is in the stratosphere (10-40KM).</text:p>
      <text:p text:style-name="P2"/>
      <text:p text:style-name="P3">Naturally, there is a continuous cycle that forms and destroys the ozone layer.</text:p>
      <text:p text:style-name="P3"/>
      <text:p text:style-name="P3"><draw:frame draw:style-name="fr1" draw:name="Object1" text:anchor-type="as-char" svg:y="-0.437cm" svg:width="1.983cm" svg:height="0.59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1" draw:name="Object2" text:anchor-type="as-char" svg:y="-0.377cm" svg:width="2.439cm" svg:height="0.53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This generally leaves the amount of ozone constant.</text:p>
      <text:p text:style-name="P3"/>
      <text:p text:style-name="P3"/>
      <text:p text:style-name="P3"/>
      <text:list xml:id="list1776808674" text:style-name="L3">
        <text:list-item>
          <text:p text:style-name="P11"><text:span text:style-name="T3">CFCs affect the natural balance of ozone production.</text:span></text:p>
        </text:list-item>
      </text:list>
      <text:p text:style-name="P3"/>
      <text:p text:style-name="P3"><draw:frame draw:style-name="fr1" draw:name="Object3" text:anchor-type="as-char" svg:y="-0.377cm" svg:width="3.367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1" draw:name="Object4" text:anchor-type="as-char" svg:y="-0.377cm" svg:width="3.191cm" svg:height="0.53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><draw:frame draw:style-name="fr1" draw:name="Object5" text:anchor-type="as-char" svg:y="-0.377cm" svg:width="3.06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6">Overall: <draw:frame draw:style-name="fr1" draw:name="Object6" text:anchor-type="as-char" svg:y="-0.377cm" svg:width="2.344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/>
      <text:p text:style-name="P4">CFCs stay in the ozone layer for a long time due to the force of the C-X bond.</text:p>
      <text:p text:style-name="P7">1 CFC molecule can break down 100000 ozone molecules.</text:p>
      <text:p text:style-name="P7"/>
      <text:p text:style-name="P7"/>
      <text:p text:style-name="P7"/>
      <text:list xml:id="list2485161477" text:style-name="L2">
        <text:list-item>
          <text:p text:style-name="P10"><text:span text:style-name="T2">Nitrogen oxide also breaks down the ozone layer in a similar way. Nitrogen oxide is released by vehicle engines.</text:span></text:p>
        </text:list-item>
      </text:list>
      <text:p text:style-name="P5"/>
      <text:p text:style-name="P5"><draw:frame draw:style-name="fr1" draw:name="Object8" text:anchor-type="as-char" svg:y="-0.377cm" svg:width="3.434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<draw:frame draw:style-name="fr1" draw:name="Object9" text:anchor-type="as-char" svg:y="-0.377cm" svg:width="3.191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/>
      <text:p text:style-name="P5"><text:span text:style-name="T5">Overall:</text:span><draw:frame draw:style-name="fr1" draw:name="Object7" text:anchor-type="as-char" svg:y="-0.377cm" svg:width="2.344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4.2$Linux_X86_64 LibreOffice_project/00$Build-2</meta:generator>
    <dc:date>2021-02-07T17:49:37.970731536</dc:date>
    <meta:editing-duration>PT3H5M13S</meta:editing-duration>
    <meta:editing-cycles>83</meta:editing-cycles>
    <meta:document-statistic meta:table-count="0" meta:image-count="0" meta:object-count="9" meta:page-count="1" meta:paragraph-count="19" meta:word-count="110" meta:character-count="644" meta:non-whitespace-character-count="547"/>
  </office:meta>
</office:document-meta>
</file>

<file path=Object 1/content.xml><?xml version="1.0" encoding="utf-8"?>
<math xmlns="http://www.w3.org/1998/Math/MathML" display="block">
  <semantics>
    <mrow>
      <msub>
        <mi>O</mi>
        <mn>2</mn>
      </msub>
      <msup>
        <mo stretchy="false">→</mo>
        <mi mathvariant="italic">UV</mi>
      </msup>
      <mn>2</mn>
      <mi>O</mi>
    </mrow>
    <annotation encoding="StarMath 5.0">O_2 -&gt;^UV 2O</annotation>
  </semantics>
</math>
</file>

<file path=Object 2/content.xml><?xml version="1.0" encoding="utf-8"?>
<math xmlns="http://www.w3.org/1998/Math/MathML" display="block">
  <semantics>
    <mrow>
      <mrow>
        <msub>
          <mi>O</mi>
          <mn>2</mn>
        </msub>
        <mo stretchy="false">+</mo>
        <mi>O</mi>
      </mrow>
      <mo stretchy="false">←</mo>
      <mo stretchy="false">→</mo>
      <msub>
        <mi>O</mi>
        <mn>3</mn>
      </msub>
    </mrow>
    <annotation encoding="StarMath 5.0">O_2 + O &lt;--&gt; O_3</annotation>
  </semantics>
</math>
</file>

<file path=Object 3/content.xml><?xml version="1.0" encoding="utf-8"?>
<math xmlns="http://www.w3.org/1998/Math/MathML" display="block">
  <semantics>
    <mrow>
      <msub>
        <mi mathvariant="italic">CF</mi>
        <mn>2</mn>
      </msub>
      <msub>
        <mi mathvariant="italic">CL</mi>
        <mn>2</mn>
      </msub>
      <mo stretchy="false">→</mo>
      <mrow>
        <msub>
          <mi mathvariant="italic">CF</mi>
          <mn>2</mn>
        </msub>
        <mo stretchy="false">+</mo>
        <mi mathvariant="italic">Cl</mi>
      </mrow>
    </mrow>
    <annotation encoding="StarMath 5.0">CF_2 CL_2 -&gt; CF_2 + Cl</annotation>
  </semantics>
</math>
</file>

<file path=Object 4/content.xml><?xml version="1.0" encoding="utf-8"?>
<math xmlns="http://www.w3.org/1998/Math/MathML" display="block">
  <semantics>
    <mrow>
      <mrow>
        <mi mathvariant="italic">Cl</mi>
        <mo stretchy="false">+</mo>
        <msub>
          <mi>O</mi>
          <mn>3</mn>
        </msub>
      </mrow>
      <mo stretchy="false">→</mo>
      <mrow>
        <mi mathvariant="italic">ClO</mi>
        <mo stretchy="false">+</mo>
        <msub>
          <mi>O</mi>
          <mn>2</mn>
        </msub>
      </mrow>
    </mrow>
    <annotation encoding="StarMath 5.0">Cl + O_3 -&gt; ClO + O_2</annotation>
  </semantics>
</math>
</file>

<file path=Object 5/content.xml><?xml version="1.0" encoding="utf-8"?>
<math xmlns="http://www.w3.org/1998/Math/MathML" display="block">
  <semantics>
    <mrow>
      <mrow>
        <mi mathvariant="italic">ClO</mi>
        <mo stretchy="false">+</mo>
        <mi>O</mi>
      </mrow>
      <mo stretchy="false">→</mo>
      <mrow>
        <mi mathvariant="italic">Cl</mi>
        <mo stretchy="false">+</mo>
        <msub>
          <mi>O</mi>
          <mn>2</mn>
        </msub>
      </mrow>
    </mrow>
    <annotation encoding="StarMath 5.0">ClO + O -&gt; Cl + O_2</annotation>
  </semantics>
</math>
</file>

<file path=Object 6/content.xml><?xml version="1.0" encoding="utf-8"?>
<math xmlns="http://www.w3.org/1998/Math/MathML" display="block">
  <semantics>
    <mrow>
      <mrow>
        <msub>
          <mi>O</mi>
          <mn>3</mn>
        </msub>
        <mo stretchy="false">+</mo>
        <mi>O</mi>
      </mrow>
      <mo stretchy="false">→</mo>
      <mn>2</mn>
      <msub>
        <mi>O</mi>
        <mn>2</mn>
      </msub>
    </mrow>
    <annotation encoding="StarMath 5.0">O_3 + O -&gt; 2O_2</annotation>
  </semantics>
</math>
</file>

<file path=Object 7/content.xml><?xml version="1.0" encoding="utf-8"?>
<math xmlns="http://www.w3.org/1998/Math/MathML" display="block">
  <semantics>
    <mrow>
      <mrow>
        <msub>
          <mi>O</mi>
          <mn>3</mn>
        </msub>
        <mo stretchy="false">+</mo>
        <mi>O</mi>
      </mrow>
      <mo stretchy="false">→</mo>
      <mn>2</mn>
      <msub>
        <mi>O</mi>
        <mn>2</mn>
      </msub>
    </mrow>
    <annotation encoding="StarMath 5.0">O_3 + O -&gt; 2O_2</annotation>
  </semantics>
</math>
</file>

<file path=Object 8/content.xml><?xml version="1.0" encoding="utf-8"?>
<math xmlns="http://www.w3.org/1998/Math/MathML" display="block">
  <semantics>
    <mrow>
      <mrow>
        <mi mathvariant="italic">NO</mi>
        <mo stretchy="false">+</mo>
        <msub>
          <mi>O</mi>
          <mn>3</mn>
        </msub>
      </mrow>
      <mo stretchy="false">→</mo>
      <mrow>
        <msub>
          <mi mathvariant="italic">NO</mi>
          <mn>2</mn>
        </msub>
        <mo stretchy="false">+</mo>
        <msub>
          <mi>O</mi>
          <mn>2</mn>
        </msub>
      </mrow>
    </mrow>
    <annotation encoding="StarMath 5.0">NO + O_3 -&gt; NO_2 + O_2</annotation>
  </semantics>
</math>
</file>

<file path=Object 9/content.xml><?xml version="1.0" encoding="utf-8"?>
<math xmlns="http://www.w3.org/1998/Math/MathML" display="block">
  <semantics>
    <mrow>
      <mrow>
        <mi mathvariant="italic">Cl</mi>
        <mo stretchy="false">+</mo>
        <msub>
          <mi>O</mi>
          <mn>3</mn>
        </msub>
      </mrow>
      <mo stretchy="false">→</mo>
      <mrow>
        <mi mathvariant="italic">ClO</mi>
        <mo stretchy="false">+</mo>
        <msub>
          <mi>O</mi>
          <mn>2</mn>
        </msub>
      </mrow>
    </mrow>
    <annotation encoding="StarMath 5.0">Cl + O_3 -&gt; ClO + O_2</annotation>
  </semantics>
</math>
</file>